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alaryByDepartmen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ender</text:p>
          </table:table-cell>
          <table:table-cell table:style-name="ce1" office:value-type="string">
            <text:p>dept_name</text:p>
          </table:table-cell>
          <table:table-cell table:style-name="ce1" office:value-type="string">
            <text:p>avg_salary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Development</text:p>
          </table:table-cell>
          <table:table-cell office:value-type="float" office:value="62924.4289">
            <text:p>62924,43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Sales</text:p>
          </table:table-cell>
          <table:table-cell office:value-type="float" office:value="72609.269">
            <text:p>72609,2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Marketing</text:p>
          </table:table-cell>
          <table:table-cell office:value-type="float" office:value="67554.2469">
            <text:p>67554,2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Production</text:p>
          </table:table-cell>
          <table:table-cell office:value-type="float" office:value="61860.7746">
            <text:p>61860,7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Production</text:p>
          </table:table-cell>
          <table:table-cell office:value-type="float" office:value="62978.9139">
            <text:p>62978,91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HR</text:p>
          </table:table-cell>
          <table:table-cell office:value-type="float" office:value="60190.3843">
            <text:p>60190,38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Development</text:p>
          </table:table-cell>
          <table:table-cell office:value-type="float" office:value="61963.6756">
            <text:p>61963,68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Research</text:p>
          </table:table-cell>
          <table:table-cell office:value-type="float" office:value="61795.8586">
            <text:p>61795,8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nance</text:p>
          </table:table-cell>
          <table:table-cell office:value-type="float" office:value="67420.6947">
            <text:p>67420,6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Research</text:p>
          </table:table-cell>
          <table:table-cell office:value-type="float" office:value="62900.3114">
            <text:p>62900,31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Finance</text:p>
          </table:table-cell>
          <table:table-cell office:value-type="float" office:value="67982.0745">
            <text:p>67982,0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68693.754">
            <text:p>68693,7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Sales</text:p>
          </table:table-cell>
          <table:table-cell office:value-type="float" office:value="71277.3089">
            <text:p>71277,31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QA</text:p>
          </table:table-cell>
          <table:table-cell office:value-type="float" office:value="61990.4138">
            <text:p>61990,41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Customer Service</text:p>
          </table:table-cell>
          <table:table-cell office:value-type="float" office:value="62343.9477">
            <text:p>62343,95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Customer Service</text:p>
          </table:table-cell>
          <table:table-cell office:value-type="float" office:value="62957.6283">
            <text:p>62957,6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QA</text:p>
          </table:table-cell>
          <table:table-cell office:value-type="float" office:value="60696.8363">
            <text:p>60696,84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HR</text:p>
          </table:table-cell>
          <table:table-cell office:value-type="float" office:value="59868.1174">
            <text:p>59868,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9">19.02.2021</text:date>, <text:time>01:3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28S</meta:editing-duration>
    <meta:editing-cycles>3</meta:editing-cycles>
    <meta:generator>OpenOffice/4.1.7$Win32 OpenOffice.org_project/417m1$Build-9800</meta:generator>
    <dc:date>2021-02-19T01:30:57.24</dc:date>
    <meta:document-statistic meta:table-count="1" meta:cell-count="57" meta:object-count="0"/>
    <meta:user-defined meta:name="Info 1"/>
    <meta:user-defined meta:name="Info 2"/>
    <meta:user-defined meta:name="Info 3"/>
    <meta:user-defined meta:name="Info 4"/>
  </office:meta>
</office:document-meta>
</file>